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0c3d" officeooo:paragraph-rsid="000c0c3d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c0c3d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a71f6" officeooo:paragraph-rsid="000d6242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0c3d" officeooo:paragraph-rsid="000c0c3d" style:font-size-asian="12pt" style:font-weight-asian="bold" style:font-name-complex="Arial"/>
    </style:style>
    <style:style style:name="P17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8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c0c3d" officeooo:paragraph-rsid="000c0c3d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10cf41" officeooo:paragraph-rsid="0010cf41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0c3d" officeooo:paragraph-rsid="000c0c3d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9pt" officeooo:rsid="000c0c3d" officeooo:paragraph-rsid="000c0c3d" style:font-size-asian="9pt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8pt" fo:font-style="italic" officeooo:rsid="00119039" officeooo:paragraph-rsid="00119039" style:font-size-asian="8pt" style:font-style-asian="italic" style:font-name-complex="Arial"/>
    </style:style>
    <style:style style:name="P27" style:family="paragraph" style:parent-style-name="Heading_20_3">
      <style:text-properties fo:font-style="normal" officeooo:rsid="000c0c3d" officeooo:paragraph-rsid="000c0c3d" style:font-style-asian="normal" style:font-style-complex="normal"/>
    </style:style>
    <style:style style:name="P28" style:family="paragraph" style:parent-style-name="Heading_20_1">
      <style:text-properties fo:font-size="12pt" style:font-size-asian="12pt"/>
    </style:style>
    <style:style style:name="T1" style:family="text">
      <style:text-properties officeooo:rsid="000c0c3d"/>
    </style:style>
    <style:style style:name="T2" style:family="text">
      <style:text-properties fo:font-weight="normal" officeooo:rsid="000c0c3d" style:font-weight-asian="normal" style:font-weight-complex="normal"/>
    </style:style>
    <style:style style:name="T3" style:family="text">
      <style:text-properties officeooo:rsid="000d6242"/>
    </style:style>
    <style:style style:name="T4" style:family="text">
      <style:text-properties officeooo:rsid="0010cf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8" text:outline-level="1">Caso de Uso</text:h>
          </table:table-cell>
          <table:table-cell table:style-name="Tabla1.B1" table:number-columns-spanned="4" office:value-type="string">
            <text:h text:style-name="P27" text:outline-level="3">Identificar Paciente/Cl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1<text:span text:style-name="T3">3,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6" office:value-type="string">
            <text:p text:style-name="P18">Médico <text:span text:style-name="T1">o Personal Administrativo(I), Paci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6" office:value-type="string">
            <text:p text:style-name="P17"><text:span text:style-name="T1">Secund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6" office:value-type="string">
            <text:p text:style-name="P22">CU-Recetar Medicamento, CU-Consultar Gráfica de Consta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6" office:value-type="string">
            <text:p text:style-name="P21">Un médico o personal administrativo está atendiendo a un paciente/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6" office:value-type="string">
            <text:p text:style-name="P21">Se ha identificado(o no) a la persona que se presenta como paciente/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19">Grupo <text:span text:style-name="T4">2</text:span>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0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0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20">Identificar si una persona es <text:span text:style-name="T1">cliente de la compañía médica</text:span>.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20">El <text:span text:style-name="T1">médico o personal administrativo</text:span> solicitan la identificación del <text:span text:style-name="T1">cliente</text:span> mediante <text:span text:style-name="T1">su DNI u otros</text:span>. El sistema comprueba la existencia de datos sobre el socio e informa al <text:span text:style-name="T1">médico o administrativo</text:span>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11"><text:span text:style-name="T1">Médico o </text:span><text:span text:style-name="T2">administrativo.</text:span>: <text:span text:style-name="T1">Solicita datos al paciente.</text:span>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16">2</text:p>
          </table:table-cell>
          <table:table-cell table:style-name="Tabla4.B3" office:value-type="string">
            <text:p text:style-name="P23">Paciente: <text:span text:style-name="T1">Le proporciona los datos al médico o administrativo.</text:span></text:p>
          </table:table-cell>
          <table:table-cell table:style-name="Tabla4.C3" office:value-type="string">
            <text:p text:style-name="P8">3</text:p>
          </table:table-cell>
          <table:table-cell table:style-name="Tabla4.D3" office:value-type="string">
            <text:p text:style-name="P24">Se buscan los datos del paciente</text:p>
          </table:table-cell>
        </table:table-row>
        <table:table-row table:style-name="Tabla4.2">
          <table:table-cell table:style-name="Tabla4.A4" office:value-type="string">
            <text:p text:style-name="P15"/>
          </table:table-cell>
          <table:table-cell table:style-name="Tabla4.B4" office:value-type="string">
            <text:p text:style-name="P6"/>
          </table:table-cell>
          <table:table-cell table:style-name="Tabla4.C4" office:value-type="string">
            <text:p text:style-name="P7">4</text:p>
          </table:table-cell>
          <table:table-cell table:style-name="Tabla4.D4" office:value-type="string">
            <text:p text:style-name="P25">Se identifica como <text:s/>cliente <text:s/>de la compañía</text:p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3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4a</text:p>
          </table:table-cell>
          <table:table-cell table:style-name="Tabla5.B2" table:number-columns-spanned="4" office:value-type="string">
            <text:p text:style-name="P12">El <text:span text:style-name="T3">paciente</text:span> no existe o ha sido dado de baja 1. El Sistema informa del estado actual del <text:span text:style-name="T3">paciente</text:span>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3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6">Centenares de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3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3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8:16:06.469605511</dc:date>
    <meta:print-date>2012-03-13T15:37:00</meta:print-date>
    <meta:editing-cycles>14</meta:editing-cycles>
    <meta:editing-duration>PT46M18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179" meta:character-count="1173" meta:non-whitespace-character-count="1041"/>
  </office:meta>
</office:document-meta>
</file>